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22caa" officeooo:paragraph-rsid="00122caa"/>
    </style:style>
    <style:style style:name="P2" style:family="paragraph" style:parent-style-name="Standard">
      <style:text-properties style:text-underline-style="none" officeooo:rsid="00122caa" officeooo:paragraph-rsid="00122caa"/>
    </style:style>
    <style:style style:name="P3" style:family="paragraph" style:parent-style-name="Standard">
      <style:text-properties style:text-underline-style="none" fo:font-weight="bold" officeooo:rsid="00122caa" officeooo:paragraph-rsid="00122caa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1471cc" officeooo:paragraph-rsid="001471cc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173ef2" officeooo:paragraph-rsid="00173ef2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122caa" officeooo:paragraph-rsid="00122caa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471cc" officeooo:paragraph-rsid="001471cc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73ef2" officeooo:paragraph-rsid="00173ef2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8fa85" officeooo:paragraph-rsid="0018fa85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S Notes</text:p>
      <text:p text:style-name="P2">C++, Python, Matlab support</text:p>
      <text:p text:style-name="P2">Compilation of libraries</text:p>
      <text:p text:style-name="P2"/>
      <text:p text:style-name="P3">ROS Master and Nodes</text:p>
      <text:p text:style-name="P2">Nodes are single-purpose, executable programs</text:p>
      <text:p text:style-name="P2">ROS Master manages the communication between nodes</text:p>
      <text:p text:style-name="P2">Every node registers a startup with the master</text:p>
      <text:p text:style-name="P2"/>
      <text:p text:style-name="P2">Strart a master with </text:p>
      <text:p text:style-name="P2">roscore</text:p>
      <text:p text:style-name="P2">Run a node with </text:p>
      <text:p text:style-name="P2">rosrun package_name node_name</text:p>
      <text:p text:style-name="P2">See active nodes with</text:p>
      <text:p text:style-name="P2">rosnode list</text:p>
      <text:p text:style-name="P2">Retrieve information about a node with</text:p>
      <text:p text:style-name="P2">rosnode info node_name</text:p>
      <text:p text:style-name="P2"/>
      <text:p text:style-name="P2">Packages “contain” nodes</text:p>
      <text:p text:style-name="P2"/>
      <text:p text:style-name="P3">Topics</text:p>
      <text:p text:style-name="P2">“named bus for one-to-many communication”</text:p>
      <text:p text:style-name="P2">Just a string</text:p>
      <text:p text:style-name="P2">Use public/subscribe semantics for message transfer</text:p>
      <text:p text:style-name="P2"/>
      <text:p text:style-name="P2">List active topics with</text:p>
      <text:p text:style-name="P2">rostopic list</text:p>
      <text:p text:style-name="P2">subscribe and print topic contents with </text:p>
      <text:p text:style-name="P2">rostopic echo /topic</text:p>
      <text:p text:style-name="P2">Show information about topic with </text:p>
      <text:p text:style-name="P2">rostopic info /topic</text:p>
      <text:p text:style-name="P3"/>
      <text:p text:style-name="P3">Messages</text:p>
      <text:p text:style-name="P6">Data structures defining the type of a topic</text:p>
      <text:p text:style-name="P6">Nested structure of types</text:p>
      <text:p text:style-name="P6">Defined in *.msg files</text:p>
      <text:p text:style-name="P6"/>
      <text:p text:style-name="P6">Display the type of a topic with </text:p>
      <text:p text:style-name="P6">rostopic type /topic</text:p>
      <text:p text:style-name="P6">Public a message to a topic with</text:p>
      <text:p text:style-name="P6">rostopic pub /topic type args</text:p>
      <text:p text:style-name="P6"/>
      <text:p text:style-name="P3">Services</text:p>
      <text:p text:style-name="P6">Not commonly used</text:p>
      <text:p text:style-name="P6"/>
      <text:p text:style-name="P6">Request/response communication paradigm</text:p>
      <text:p text:style-name="P6">One to one. Client sends a request and server responds</text:p>
      <text:p text:style-name="P6">Defined in *.srv files</text:p>
      <text:p text:style-name="P6"/>
      <text:p text:style-name="P6">Use instead of topics for specific actions e.g. to rapidly query the state of the robot once. </text:p>
      <text:p text:style-name="P6">Primarily use topics for other needs.</text:p>
      <text:p text:style-name="P6"/>
      <text:p text:style-name="P3"><text:soft-page-break/>Packages</text:p>
      <text:p text:style-name="P6">“Just a directory containing an XML file describing the package and any dependencies.”</text:p>
      <text:p text:style-name="P6"/>
      <text:p text:style-name="P3"><text:span text:style-name="T1">Organise ROS-related resources into packages</text:span></text:p>
      <text:p text:style-name="P3"><text:span text:style-name="T1">Contains nodes, libraries &amp; associated files</text:span></text:p>
      <text:p text:style-name="P3"><text:span text:style-name="T1">Every node </text:span><text:span text:style-name="T3">must </text:span><text:span text:style-name="T5">be in a package</text:span></text:p>
      <text:p text:style-name="P3"><text:span text:style-name="T5">Packages </text:span><text:span text:style-name="T3">must</text:span><text:span text:style-name="T5"> be inside a workspace</text:span></text:p>
      <text:p text:style-name="P3"><text:span text:style-name="T5"/></text:p>
      <text:p text:style-name="P3"><text:span text:style-name="T5">Remember how to execute nodes with </text:span></text:p>
      <text:p text:style-name="P3"><text:span text:style-name="T5">resrun package_name node_name</text:span></text:p>
      <text:p text:style-name="P3"><text:span text:style-name="T5"/></text:p>
      <text:p text:style-name="P3"><text:span text:style-name="T4">Launch files</text:span></text:p>
      <text:p text:style-name="P6"><text:span text:style-name="T4">Use a tool </text:span><text:span text:style-name="T2"><text:s/>roslaunch</text:span><text:span text:style-name="T4"> to recall loads of individual processing units i.e. nodes</text:span></text:p>
      <text:p text:style-name="P6"><text:span text:style-name="T4">Single command to launch multiple processes at one</text:span></text:p>
      <text:p text:style-name="P6"><text:span text:style-name="T4"/></text:p>
      <text:p text:style-name="P6"><text:span text:style-name="T4"/></text:p>
      <text:p text:style-name="P4"><text:span text:style-name="T4">Running ROS</text:span></text:p>
      <text:p text:style-name="P7"><text:span text:style-name="T4">roscore </text:span></text:p>
      <text:p text:style-name="P7"><text:span text:style-name="T4"/></text:p>
      <text:p text:style-name="P7"><text:span text:style-name="T4"/></text:p>
      <text:p text:style-name="P5"><text:span text:style-name="T4">Standard tools</text:span></text:p>
      <text:p text:style-name="P8"><text:span text:style-name="T4">rviz + rqt_graph : visualise robot related datatypes, view nodes and topics.</text:span></text:p>
      <text:p text:style-name="P8"><text:span text:style-name="T4">Rviz:</text:span></text:p>
      <text:p text:style-name="P8"><text:span text:style-name="T4">Pointcloud displays sonar data</text:span></text:p>
      <text:p text:style-name="P8"><text:span text:style-name="T4"/></text:p>
      <text:p text:style-name="P5"><text:span text:style-name="T4">Logging data</text:span></text:p>
      <text:p text:style-name="P8"><text:span text:style-name="T4">Bags used to store ROS message data</text:span></text:p>
      <text:p text:style-name="P8"><text:span text:style-name="T4">record all data (-a) passing through topics with</text:span></text:p>
      <text:p text:style-name="P8"><text:span text:style-name="T4">$ rosbag record -a</text:span></text:p>
      <text:p text:style-name="P8"><text:span text:style-name="T4">Playback with</text:span></text:p>
      <text:p text:style-name="P8"><text:span text:style-name="T4">$ rosbag play bag_file</text:span></text:p>
      <text:p text:style-name="P8"><text:span text:style-name="T4"/></text:p>
      <text:p text:style-name="P9"><text:span text:style-name="T4">bags can be replayed in rviz</text:span></text:p>
      <text:p text:style-name="P8"><text:span text:style-name="T4">services will not be logged</text:span></text:p>
      <text:p text:style-name="P8"><text:span text:style-name="T4">Does use some resources. May affect computer vision etc.</text:span></text:p>
      <text:p text:style-name="P8"><text:span text:style-name="T4"/></text:p>
      <text:p text:style-name="P5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4:03:34.683271388</meta:creation-date>
    <dc:date>2018-10-25T15:49:53.337161619</dc:date>
    <meta:editing-duration>PT44M1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67" meta:word-count="323" meta:character-count="2012" meta:non-whitespace-character-count="1747"/>
  </office:meta>
</office:document-meta>
</file>